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stroke="dash" draw:stroke-dash="Fine_20_Dashed"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stroke="solid" draw:stroke-dash="Ultrafine_20_Dashed"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93cm" fo:min-width="3.202cm"/>
    </style:style>
    <style:style style:name="gr9" style:family="graphic" style:parent-style-name="standard">
      <style:graphic-properties draw:stroke="none" svg:stroke-color="#000000" draw:fill="none" draw:fill-color="#ffffff" draw:textarea-horizontal-align="left" draw:auto-grow-height="true" draw:auto-grow-width="true" fo:min-height="0.793cm" fo:min-width="3.515cm"/>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draw:textarea-horizontal-align="left" draw:auto-grow-height="true" draw:auto-grow-width="true" fo:min-height="0.551cm" fo:min-width="1.725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619cm"/>
    </style:style>
    <style:style style:name="gr13" style:family="graphic" style:parent-style-name="standard">
      <style:graphic-properties draw:stroke="none" svg:stroke-color="#000000" draw:fill="none" draw:fill-color="#ffffff" draw:textarea-horizontal-align="left" draw:auto-grow-height="true" draw:auto-grow-width="true" fo:min-height="0.705cm" fo:min-width="1.086cm"/>
    </style:style>
    <style:style style:name="gr14" style:family="graphic" style:parent-style-name="standard">
      <style:graphic-properties draw:stroke="none" svg:stroke-color="#000000" draw:fill="none" draw:fill-color="#ffffff" draw:textarea-horizontal-align="left" draw:auto-grow-height="true" draw:auto-grow-width="true" fo:min-height="0.475cm" fo:min-width="1.276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9pt" style:font-size-asian="9pt" style:font-size-complex="9pt"/>
    </style:style>
    <style:style style:name="P4" style:family="paragraph">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20pt" style:font-size-asian="20pt" style:font-size-complex="20pt"/>
    </style:style>
    <style:style style:name="T3" style:family="text">
      <style:text-properties fo:font-size="14pt" style:font-size-asian="14pt" style:font-size-complex="14pt"/>
    </style:style>
    <style:style style:name="T4" style:family="text">
      <style:text-properties fo:font-size="9pt" style:font-size-asian="9pt"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016cm" svg:height="1.016cm" svg:x="4.175cm" svg:y="7.223cm">
          <text:p/>
        </draw:circle>
        <draw:circle draw:style-name="gr1" draw:text-style-name="P1" draw:layer="layout" svg:width="1.016cm" svg:height="1.016cm" svg:x="2.397cm" svg:y="11.16cm">
          <text:p/>
        </draw:circle>
        <draw:circle draw:style-name="gr1" draw:text-style-name="P1" draw:layer="layout" svg:width="1.016cm" svg:height="1.016cm" svg:x="6.461cm" svg:y="11.16cm">
          <text:p/>
        </draw:circle>
        <draw:circle draw:style-name="gr1" draw:text-style-name="P1" draw:layer="layout" svg:width="1.016cm" svg:height="1.016cm" svg:x="12.811cm" svg:y="7.223cm">
          <text:p/>
        </draw:circle>
        <draw:circle draw:style-name="gr1" draw:text-style-name="P1" draw:layer="layout" svg:width="1.016cm" svg:height="1.016cm" svg:x="11.033cm" svg:y="11.16cm">
          <text:p/>
        </draw:circle>
        <draw:circle draw:style-name="gr1" draw:text-style-name="P1" draw:layer="layout" svg:width="1.016cm" svg:height="1.016cm" svg:x="15.097cm" svg:y="11.16cm">
          <text:p/>
        </draw:circle>
        <draw:circle draw:style-name="gr1" draw:text-style-name="P1" draw:layer="layout" svg:width="1.016cm" svg:height="1.016cm" svg:x="21.828cm" svg:y="7.223cm">
          <text:p/>
        </draw:circle>
        <draw:circle draw:style-name="gr1" draw:text-style-name="P1" draw:layer="layout" svg:width="1.016cm" svg:height="1.016cm" svg:x="20.05cm" svg:y="11.16cm">
          <text:p/>
        </draw:circle>
        <draw:circle draw:style-name="gr1" draw:text-style-name="P1" draw:layer="layout" svg:width="1.016cm" svg:height="1.016cm" svg:x="24.114cm" svg:y="11.16cm">
          <text:p/>
        </draw:circle>
        <draw:frame draw:style-name="gr2" draw:layer="layout" svg:width="0.925cm" svg:height="0.963cm" svg:x="4.228cm" svg:y="7.223cm">
          <draw:text-box>
            <text:p>A</text:p>
          </draw:text-box>
        </draw:frame>
        <draw:frame draw:style-name="gr2" draw:layer="layout" svg:width="0.925cm" svg:height="0.963cm" svg:x="12.902cm" svg:y="7.223cm">
          <draw:text-box>
            <text:p>A</text:p>
          </draw:text-box>
        </draw:frame>
        <draw:frame draw:style-name="gr2" draw:layer="layout" svg:width="0.925cm" svg:height="0.963cm" svg:x="21.919cm" svg:y="7.223cm">
          <draw:text-box>
            <text:p>A</text:p>
          </draw:text-box>
        </draw:frame>
        <draw:frame draw:style-name="gr2" draw:layer="layout" svg:width="0.925cm" svg:height="0.963cm" svg:x="2.488cm" svg:y="11.16cm">
          <draw:text-box>
            <text:p>B</text:p>
          </draw:text-box>
        </draw:frame>
        <draw:frame draw:style-name="gr2" draw:layer="layout" svg:width="0.925cm" svg:height="0.963cm" svg:x="11.124cm" svg:y="11.213cm">
          <draw:text-box>
            <text:p>B</text:p>
          </draw:text-box>
        </draw:frame>
        <draw:frame draw:style-name="gr2" draw:layer="layout" svg:width="0.925cm" svg:height="0.963cm" svg:x="20.141cm" svg:y="11.16cm">
          <draw:text-box>
            <text:p>B</text:p>
          </draw:text-box>
        </draw:frame>
        <draw:frame draw:style-name="gr3" draw:layer="layout" svg:width="0.959cm" svg:height="0.963cm" svg:x="6.461cm" svg:y="11.213cm">
          <draw:text-box>
            <text:p>C</text:p>
          </draw:text-box>
        </draw:frame>
        <draw:frame draw:style-name="gr3" draw:layer="layout" svg:width="0.959cm" svg:height="0.963cm" svg:x="15.154cm" svg:y="11.213cm">
          <draw:text-box>
            <text:p>C</text:p>
          </draw:text-box>
        </draw:frame>
        <draw:frame draw:style-name="gr3" draw:layer="layout" svg:width="0.959cm" svg:height="0.963cm" svg:x="24.101cm" svg:y="11.194cm">
          <draw:text-box>
            <text:p>C</text:p>
          </draw:text-box>
        </draw:frame>
        <draw:path draw:style-name="gr4" draw:text-style-name="P1" draw:layer="layout" svg:width="1.523cm" svg:height="2.92cm" svg:x="5.318cm" svg:y="7.985cm" svg:viewBox="0 0 1524 2921" svg:d="M0 0c1143 381 1524 2921 1524 2921">
          <text:p/>
        </draw:path>
        <draw:path draw:style-name="gr4" draw:text-style-name="P1" draw:layer="layout" svg:width="1.523cm" svg:height="2.92cm" svg:x="13.954cm" svg:y="7.985cm" svg:viewBox="0 0 1524 2921" svg:d="M0 0c1143 381 1524 2921 1524 2921">
          <text:p/>
        </draw:path>
        <draw:path draw:style-name="gr5" draw:text-style-name="P1" draw:layer="layout" svg:width="1.523cm" svg:height="2.92cm" svg:x="22.971cm" svg:y="7.985cm" svg:viewBox="0 0 1524 2921" svg:d="M0 0c1143 381 1524 2921 1524 2921">
          <text:p/>
        </draw:path>
        <draw:line draw:style-name="gr6" draw:text-style-name="P1" draw:layer="layout" svg:x1="6.842cm" svg:y1="10.779cm" svg:x2="6.842cm" svg:y2="11.16cm">
          <text:p/>
        </draw:line>
        <draw:line draw:style-name="gr6" draw:text-style-name="P1" draw:layer="layout" svg:x1="15.478cm" svg:y1="10.779cm" svg:x2="15.478cm" svg:y2="11.16cm">
          <text:p/>
        </draw:line>
        <draw:line draw:style-name="gr6" draw:text-style-name="P1" draw:layer="layout" svg:x1="24.495cm" svg:y1="10.779cm" svg:x2="24.495cm" svg:y2="11.16cm">
          <text:p/>
        </draw:line>
        <draw:path draw:style-name="gr5" draw:text-style-name="P1" draw:layer="layout" svg:width="3.428cm" svg:height="0.43cm" svg:x="11.937cm" svg:y="12.232cm" svg:viewBox="0 0 3429 431" svg:d="M3429 0c-1651 889-3429 127-3429 127">
          <text:p/>
        </draw:path>
        <draw:path draw:style-name="gr5" draw:text-style-name="P1" draw:layer="layout" svg:width="3.428cm" svg:height="0.43cm" svg:x="21.066cm" svg:y="12.253cm" svg:viewBox="0 0 3429 431" svg:d="M3429 0c-1651 889-3429 127-3429 127">
          <text:p/>
        </draw:path>
        <draw:path draw:style-name="gr7" draw:text-style-name="P1" draw:layer="layout" svg:width="3.428cm" svg:height="0.43cm" svg:x="3.286cm" svg:y="12.176cm" svg:viewBox="0 0 3429 431" svg:d="M3429 0c-1651 889-3429 127-3429 127">
          <text:p/>
        </draw:path>
        <draw:line draw:style-name="gr6" draw:text-style-name="P1" draw:layer="layout" svg:x1="20.939cm" svg:y1="12.303cm" svg:x2="20.685cm" svg:y2="12.176cm">
          <text:p/>
        </draw:line>
        <draw:line draw:style-name="gr6" draw:text-style-name="P1" draw:layer="layout" svg:x1="11.922cm" svg:y1="12.303cm" svg:x2="11.668cm" svg:y2="12.176cm">
          <text:p/>
        </draw:line>
        <draw:line draw:style-name="gr6" draw:text-style-name="P1" draw:layer="layout" svg:x1="3.413cm" svg:y1="12.303cm" svg:x2="3.159cm" svg:y2="12.176cm">
          <text:p/>
        </draw:line>
        <draw:path draw:style-name="gr5" draw:text-style-name="P1" draw:layer="layout" svg:width="1.142cm" svg:height="2.793cm" svg:x="20.431cm" svg:y="8.239cm" svg:viewBox="0 0 1143 2794" svg:d="M0 2794c127-1397 1143-2794 1143-2794">
          <text:p/>
        </draw:path>
        <draw:path draw:style-name="gr5" draw:text-style-name="P1" draw:layer="layout" svg:width="1.142cm" svg:height="2.793cm" svg:x="11.414cm" svg:y="8.239cm" svg:viewBox="0 0 1143 2794" svg:d="M0 2794c127-1397 1143-2794 1143-2794">
          <text:p/>
        </draw:path>
        <draw:path draw:style-name="gr5" draw:text-style-name="P1" draw:layer="layout" svg:width="1.142cm" svg:height="2.793cm" svg:x="2.778cm" svg:y="8.239cm" svg:viewBox="0 0 1143 2794" svg:d="M0 2794c127-1397 1143-2794 1143-2794">
          <text:p/>
        </draw:path>
        <draw:line draw:style-name="gr6" draw:text-style-name="P1" draw:layer="layout" svg:x1="21.574cm" svg:y1="8.239cm" svg:x2="21.828cm" svg:y2="7.985cm">
          <text:p/>
        </draw:line>
        <draw:line draw:style-name="gr6" draw:text-style-name="P1" draw:layer="layout" svg:x1="12.557cm" svg:y1="8.239cm" svg:x2="12.811cm" svg:y2="7.985cm">
          <text:p/>
        </draw:line>
        <draw:line draw:style-name="gr6" draw:text-style-name="P1" draw:layer="layout" svg:x1="3.921cm" svg:y1="8.239cm" svg:x2="4.175cm" svg:y2="7.985cm">
          <text:p/>
        </draw:line>
        <draw:rect draw:style-name="gr1" draw:text-style-name="P1" draw:layer="layout" svg:width="3.937cm" svg:height="0.762cm" svg:x="3.032cm" svg:y="14.219cm">
          <text:p/>
        </draw:rect>
        <draw:rect draw:style-name="gr1" draw:text-style-name="P1" draw:layer="layout" svg:width="3.937cm" svg:height="0.762cm" svg:x="11.668cm" svg:y="14.192cm">
          <text:p/>
        </draw:rect>
        <draw:rect draw:style-name="gr1" draw:text-style-name="P1" draw:layer="layout" svg:width="3.937cm" svg:height="0.762cm" svg:x="20.685cm" svg:y="14.192cm">
          <text:p/>
        </draw:rect>
        <draw:frame draw:style-name="gr8" draw:layer="layout" svg:width="3.702cm" svg:height="1.043cm" svg:x="3.14cm" svg:y="14.065cm">
          <draw:text-box>
            <text:p><text:span text:style-name="T1">Elapsed: 4</text:span><text:span text:style-name="T2">△</text:span></text:p>
          </draw:text-box>
        </draw:frame>
        <draw:frame draw:style-name="gr9" draw:layer="layout" svg:width="4.015cm" svg:height="1.043cm" svg:x="11.668cm" svg:y="14.038cm">
          <draw:text-box>
            <text:p><text:span text:style-name="T1">Elapsed: 5</text:span><text:span text:style-name="T2">△</text:span></text:p>
          </draw:text-box>
        </draw:frame>
        <draw:frame draw:style-name="gr9" draw:layer="layout" svg:width="4.015cm" svg:height="1.043cm" svg:x="20.685cm" svg:y="14.065cm">
          <draw:text-box>
            <text:p><text:span text:style-name="T1">Elapsed: 6</text:span><text:span text:style-name="T2">△</text:span></text:p>
          </draw:text-box>
        </draw:frame>
        <draw:custom-shape draw:style-name="gr10" draw:text-style-name="P1" draw:layer="layout" svg:width="2.413cm" svg:height="0.762cm" svg:x="1.508cm" svg:y="6.207cm">
          <text:p/>
          <draw:enhanced-geometry svg:viewBox="0 0 21600 21600" draw:text-areas="800 800 20800 20800" draw:type="round-rectangular-callout" draw:modifiers="24463.2974316487 36235.91087811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2.286cm" svg:height="0.635cm" svg:x="24.495cm" svg:y="12.684cm">
          <text:p/>
          <draw:enhanced-geometry svg:viewBox="0 0 21600 21600" draw:text-areas="800 800 20800 20800" draw:type="round-rectangular-callout" draw:modifiers="2058.94184521207 -20309.43396226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2.286cm" svg:height="0.635cm" svg:x="9.636cm" svg:y="12.811cm">
          <text:p/>
          <draw:enhanced-geometry svg:viewBox="0 0 21600 21600" draw:text-areas="800 800 20800 20800" draw:type="round-rectangular-callout" draw:modifiers="13732.5754263227 -27815.094339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2.286cm" svg:height="0.635cm" svg:x="3.54cm" svg:y="10.271cm">
          <text:p/>
          <draw:enhanced-geometry svg:viewBox="0 0 21600 21600" draw:text-areas="800 800 20800 20800" draw:type="round-rectangular-callout" draw:modifiers="-3126.19151727153 -26966.03773584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2.032cm" svg:height="1.016cm" svg:x="12.684cm" svg:y="10.271cm">
          <text:p/>
          <draw:enhanced-geometry svg:viewBox="0 0 21600 21600" draw:text-areas="800 800 20800 20800" draw:type="round-rectangular-callout" draw:modifiers="11379.0457452041 50463.71681415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1.778cm" svg:height="1.016cm" svg:x="21.828cm" svg:y="9.636cm">
          <text:p/>
          <draw:enhanced-geometry svg:viewBox="0 0 21600 21600" draw:text-areas="800 800 20800 20800" draw:type="round-rectangular-callout" draw:modifiers="23639.7976391231 -15355.75221238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2.413cm" svg:height="1.016cm" svg:x="3.032cm" svg:y="12.938cm">
          <text:p/>
          <draw:enhanced-geometry svg:viewBox="0 0 21600 21600" draw:text-areas="3000 3320 17110 17330" draw:type="cloud-callout" draw:modifiers="-1091.63214581607 -13741.5929203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1" draw:layer="layout" svg:width="2.54cm" svg:height="1.016cm" svg:x="15.986cm" svg:y="12.938cm">
          <text:p/>
          <draw:enhanced-geometry svg:viewBox="0 0 21600 21600" draw:text-areas="3000 3320 17110 17330" draw:type="cloud-callout" draw:modifiers="-1045.57260920897 -13741.5929203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1" draw:text-style-name="P2" draw:layer="layout" svg:width="2.233cm" svg:height="0.806cm" svg:x="1.635cm" svg:y="6.207cm">
          <draw:text-box>
            <text:p><text:span text:style-name="T3">reveal s</text:span></text:p>
          </draw:text-box>
        </draw:frame>
        <draw:frame draw:style-name="gr11" draw:text-style-name="P2" draw:layer="layout" svg:width="2.233cm" svg:height="0.806cm" svg:x="9.697cm" svg:y="12.684cm">
          <draw:text-box>
            <text:p><text:span text:style-name="T3">reveal s</text:span></text:p>
          </draw:text-box>
        </draw:frame>
        <draw:frame draw:style-name="gr11" draw:text-style-name="P2" draw:layer="layout" svg:width="2.233cm" svg:height="0.806cm" svg:x="24.556cm" svg:y="12.557cm">
          <draw:text-box>
            <text:p><text:span text:style-name="T3">reveal s</text:span></text:p>
          </draw:text-box>
        </draw:frame>
        <draw:frame draw:style-name="gr12" draw:text-style-name="P3" draw:layer="layout" svg:width="2.119cm" svg:height="0.603cm" svg:x="3.58cm" svg:y="10.271cm">
          <draw:text-box>
            <text:p><text:span text:style-name="T4">transfer car</text:span></text:p>
          </draw:text-box>
        </draw:frame>
        <draw:frame draw:style-name="gr13" draw:text-style-name="P3" draw:layer="layout" svg:width="1.586cm" svg:height="0.955cm" svg:x="12.938cm" svg:y="10.332cm">
          <draw:text-box>
            <text:p><text:span text:style-name="T4">transfer</text:span></text:p>
            <text:p><text:span text:style-name="T4">bitcoin</text:span></text:p>
          </draw:text-box>
        </draw:frame>
        <draw:frame draw:style-name="gr13" draw:text-style-name="P3" draw:layer="layout" svg:width="1.586cm" svg:height="0.955cm" svg:x="21.955cm" svg:y="9.636cm">
          <draw:text-box>
            <text:p><text:span text:style-name="T4">transfer</text:span></text:p>
            <text:p><text:span text:style-name="T4">alt-coin</text:span></text:p>
          </draw:text-box>
        </draw:frame>
        <draw:frame draw:style-name="gr14" draw:text-style-name="P4" draw:layer="layout" svg:width="1.776cm" svg:height="0.725cm" svg:x="16.367cm" svg:y="13.065cm">
          <draw:text-box>
            <text:p><text:span text:style-name="T5">learn s</text:span></text:p>
          </draw:text-box>
        </draw:frame>
        <draw:frame draw:style-name="gr14" draw:text-style-name="P4" draw:layer="layout" svg:width="1.776cm" svg:height="0.725cm" svg:x="3.413cm" svg:y="13.065cm">
          <draw:text-box>
            <text:p><text:span text:style-name="T5">learn 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7-05T18:45:48.13</meta:creation-date>
    <dc:date>2020-07-07T14:13:26.86</dc:date>
    <meta:editing-duration>PT31M32S</meta:editing-duration>
    <meta:editing-cycles>7</meta:editing-cycles>
    <meta:generator>OpenOffice/4.1.6$Win32 OpenOffice.org_project/416m1$Build-9790</meta:generator>
    <meta:document-statistic meta:object-count="58"/>
  </office:meta>
</office:document-meta>
</file>